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6.51cm" table:align="margins" style:writing-mode="lr-tb"/>
    </style:style>
    <style:style style:name="Таблица3.A" style:family="table-column">
      <style:table-column-properties style:column-width="2.752cm" style:rel-column-width="10922*"/>
    </style:style>
    <style:style style:name="Таблица3.C" style:family="table-column">
      <style:table-column-properties style:column-width="2.752cm" style:rel-column-width="10923*"/>
    </style:style>
    <style:style style:name="Таблица3.D" style:family="table-column">
      <style:table-column-properties style:column-width="2.752cm" style:rel-column-width="10921*"/>
    </style:style>
    <style:style style:name="Таблица3.F" style:family="table-column">
      <style:table-column-properties style:column-width="2.752cm" style:rel-column-width="10924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-left="none" fo:border-right="none" fo:border-top="0.002cm solid #000000" fo:border-bottom="0.002cm solid #000000"/>
    </style:style>
    <style:style style:name="Таблица3.F1" style:family="table-cell">
      <style:table-cell-properties fo:padding="0.097cm" fo:border-left="none" fo:border-right="0.002cm solid #000000" fo:border-top="0.002cm solid #000000" fo:border-bottom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none" fo:border-right="none" fo:border-top="none" fo:border-bottom="0.002cm solid #000000"/>
    </style:style>
    <style:style style:name="Таблица3.F2" style:family="table-cell">
      <style:table-cell-properties fo:padding="0.097cm" fo:border-left="none" fo:border-right="0.002cm solid #000000" fo:border-top="none" fo:border-bottom="0.002cm solid #000000"/>
    </style:style>
    <style:style style:name="Таблица1" style:family="table">
      <style:table-properties style:width="16.51cm" table:align="margins" style:writing-mode="lr-tb"/>
    </style:style>
    <style:style style:name="Таблица1.A" style:family="table-column">
      <style:table-column-properties style:column-width="4.128cm" style:rel-column-width="16383*"/>
    </style:style>
    <style:style style:name="Таблица1.D" style:family="table-column">
      <style:table-column-properties style:column-width="4.128cm" style:rel-column-width="16386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6.51cm" table:align="margins" style:writing-mode="lr-tb"/>
    </style:style>
    <style:style style:name="Таблица2.A" style:family="table-column">
      <style:table-column-properties style:column-width="3.302cm" style:rel-column-width="13106*"/>
    </style:style>
    <style:style style:name="Таблица2.B" style:family="table-column">
      <style:table-column-properties style:column-width="3.302cm" style:rel-column-width="13107*"/>
    </style:style>
    <style:style style:name="Таблица2.E" style:family="table-column">
      <style:table-column-properties style:column-width="3.302cm" style:rel-column-width="1310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Standard">
      <style:text-properties style:text-position="0% 100%"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style:text-position="0% 100%" style:font-name="Times New Roman"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ru" fo:country="RU" fo:font-style="italic" fo:font-weight="normal" style:font-size-asian="14pt" style:font-style-asian="italic" style:font-weight-asian="normal" style:font-name-complex="Times New Roman1" style:font-size-complex="14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en" fo:country="US" fo:font-weight="bold" style:font-size-asian="14pt" style:font-weight-asian="bold" style:font-name-complex="Times New Roman1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position="0% 100%" style:font-name="Times New Roman" fo:font-size="14pt" fo:language="en" fo:country="US" fo:font-weight="normal" style:font-size-asian="14pt" style:font-weight-asian="normal" style:font-name-complex="Times New Roman1" style:font-size-complex="14pt" style:font-weight-complex="normal"/>
    </style:style>
    <style:style style:name="P8" style:family="paragraph" style:parent-style-name="Standard">
      <style:text-properties style:text-position="0% 100%" style:font-name="Times New Roman" fo:font-size="14pt" fo:language="en" fo:country="US" style:font-size-asian="14pt" style:font-size-complex="14pt"/>
    </style:style>
    <style:style style:name="P9" style:family="paragraph" style:parent-style-name="Standard">
      <style:text-properties style:text-position="0% 100%" style:font-name="Times New Roman" fo:font-size="14pt" style:font-size-asian="14pt" style:font-size-complex="14pt"/>
    </style:style>
    <style:style style:name="P10" style:family="paragraph" style:parent-style-name="Text_20_body">
      <style:text-properties style:font-name="Times New Roman" fo:font-size="14pt" fo:language="ru" fo:country="RU" style:font-size-asian="14pt" style:font-name-complex="Times New Roman1" style:font-size-complex="14pt"/>
    </style:style>
    <style:style style:name="P11" style:family="paragraph" style:parent-style-name="Text_20_body">
      <style:paragraph-properties fo:margin-top="0.014cm" fo:margin-bottom="0cm"/>
      <style:text-properties style:font-name="Times New Roman" fo:font-size="14pt" fo:language="ru" fo:country="RU" style:font-size-asian="14pt" style:font-name-complex="Times New Roman1" style:font-size-complex="14pt"/>
    </style:style>
    <style:style style:name="P1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writing-mode="lr-tb"/>
      <style:text-properties style:text-position="0% 100%" style:font-name="Times New Roman" fo:font-size="14pt" fo:language="ru" fo:country="RU" fo:font-weight="normal" style:font-size-asian="14pt" style:font-weight-asian="normal" style:font-name-complex="Times New Roman1" style:font-size-complex="14pt" style:font-weight-complex="normal"/>
    </style:style>
    <style:style style:name="P13" style:family="paragraph" style:parent-style-name="Text_20_body">
      <style:paragraph-properties fo:margin-left="1.168cm" fo:margin-right="0.441cm" fo:margin-top="0.358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4" style:family="paragraph" style:parent-style-name="Text_20_body">
      <style:paragraph-properties fo:margin-left="1.168cm" fo:margin-right="0.441cm" fo:margin-top="0.415cm" fo:margin-bottom="0cm" fo:text-align="center" style:justify-single-word="false" fo:text-indent="0cm" style:auto-text-indent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P15" style:family="paragraph" style:parent-style-name="Text_20_body">
      <style:paragraph-properties fo:margin-left="1.168cm" fo:margin-right="0.441cm" fo:margin-top="0.415cm" fo:margin-bottom="0cm" fo:text-align="center" style:justify-single-word="false" fo:text-indent="0cm" style:auto-text-indent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9" style:family="paragraph" style:parent-style-name="Standard" style:master-page-name="Converted1">
      <style:paragraph-properties fo:text-align="start" style:justify-single-word="false" style:page-number="auto"/>
      <style:text-properties fo:font-size="14pt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style="normal" style:text-underline-style="none" fo:font-weight="normal" style:font-name-asian="SimSu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ru" fo:country="RU" fo:font-style="normal" style:text-underline-style="none" fo:font-weight="bold" style:font-name-asian="SimSun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text-position="0% 100%" style:font-name="Times New Roman" fo:font-size="14pt" fo:language="en" fo:country="US" fo:font-style="normal" style:text-underline-style="none" fo:font-weight="normal" style:font-name-asian="SimSu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text-position="sub 58%" style:font-name="Times New Roman" fo:font-size="14pt" fo:language="ru" fo:country="RU" fo:font-style="normal" style:text-underline-style="none" fo:font-weight="normal" style:font-name-asian="SimSun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P24" style:family="paragraph" style:parent-style-name="Standard">
      <style:text-properties style:text-position="0% 100%"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Standard">
      <style:text-properties style:text-position="0% 100%" style:font-name="Times New Roman" fo:font-size="14pt" fo:language="en" fo:country="US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6" style:family="paragraph" style:parent-style-name="Standard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1" style:family="text">
      <style:text-properties fo:color="#000000" style:text-position="0% 100%" style:font-name="Times New Roman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2" style:family="text">
      <style:text-properties fo:color="#000000" style:text-position="0% 100%" style:font-name="Times New Roman" fo:font-style="normal" style:text-underline-style="none" fo:font-weight="normal" style:font-name-asian="SimSun" style:font-style-asian="normal" style:font-weight-asian="normal" style:font-name-complex="Times New Roman1" style:font-style-complex="normal" style:font-weight-complex="normal"/>
    </style:style>
    <style:style style:name="T3" style:family="text">
      <style:text-properties fo:color="#000000" style:text-position="0% 100%" style:font-name="Times New Roman" fo:language="ru" fo:country="RU" fo:font-style="normal" style:text-underline-style="none" fo:font-weight="bold" style:font-name-asian="SimSun" style:font-style-asian="normal" style:font-weight-asian="bold" style:font-name-complex="Times New Roman1" style:font-style-complex="normal" style:font-weight-complex="bold"/>
    </style:style>
    <style:style style:name="T4" style:family="text">
      <style:text-properties fo:color="#000000" style:text-position="0% 100%" style:font-name="Times New Roman" fo:language="ru" fo:country="RU" fo:font-style="normal" style:text-underline-style="none" fo:font-weight="normal" style:font-name-asian="SimSun" style:font-style-asian="normal" style:font-weight-asian="normal" style:font-name-complex="Times New Roman1" style:font-style-complex="normal" style:font-weight-complex="normal"/>
    </style:style>
    <style:style style:name="T5" style:family="text">
      <style:text-properties fo:color="#000000" fo:font-style="normal" style:text-underline-style="none" fo:font-weight="normal" style:font-name-asian="SimSun" style:font-style-asian="normal" style:font-weight-asian="normal" style:font-style-complex="normal" style:font-weight-complex="normal"/>
    </style:style>
    <style:style style:name="T6" style:family="text">
      <style:text-properties fo:color="#000000" fo:font-style="normal" style:text-underline-style="none" style:font-name-asian="SimSun" style:font-style-asian="normal" style:font-style-complex="normal"/>
    </style:style>
    <style:style style:name="T7" style:family="text">
      <style:text-properties fo:color="#000000" style:text-position="sub 58%" fo:font-style="normal" style:text-underline-style="none" fo:font-weight="normal" style:font-name-asian="SimSun" style:font-style-asian="normal" style:font-weight-asian="normal" style:font-style-complex="normal" style:font-weight-complex="normal"/>
    </style:style>
    <style:style style:name="T8" style:family="text">
      <style:text-properties fo:color="#000000" style:text-position="sub 58%" fo:font-style="normal" style:text-underline-style="none" style:font-name-asian="SimSun" style:font-style-asian="normal" style:font-style-complex="normal"/>
    </style:style>
    <style:style style:name="T9" style:family="text">
      <style:text-properties fo:color="#000000" style:text-position="sub 58%" fo:language="ru" fo:country="RU" fo:font-style="normal" style:text-underline-style="none" fo:font-weight="normal" style:font-name-asian="SimSun" style:font-style-asian="normal" style:font-weight-asian="normal" style:font-style-complex="normal" style:font-weight-complex="normal"/>
    </style:style>
    <style:style style:name="T10" style:family="text">
      <style:text-properties fo:color="#000000" fo:language="ru" fo:country="RU" fo:font-style="normal" style:text-underline-style="none" fo:font-weight="normal" style:font-name-asian="SimSun" style:font-style-asian="normal" style:font-weight-asian="normal" style:font-style-complex="normal" style:font-weight-complex="normal"/>
    </style:style>
    <style:style style:name="T11" style:family="text">
      <style:text-properties fo:color="#000000" fo:language="ru" fo:country="RU" fo:font-style="normal" style:text-underline-style="none" style:font-name-asian="SimSun" style:font-style-asian="normal" style:font-style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weight="normal" style:font-weight-asian="normal" style:font-weight-complex="normal"/>
    </style:style>
    <style:style style:name="T15" style:family="text">
      <style:text-properties style:text-position="sub 58%"/>
    </style:style>
    <style:style style:name="T16" style:family="text">
      <style:text-properties style:text-position="sub 58%" fo:language="ru" fo:country="RU"/>
    </style:style>
    <style:style style:name="T17" style:family="text">
      <style:text-properties style:text-position="sub 58%" fo:language="en" fo:country="US"/>
    </style:style>
    <style:style style:name="T18" style:family="text">
      <style:text-properties style:text-position="sub 58%" fo:language="en" fo:country="US" fo:font-weight="normal" style:font-weight-asian="normal" style:font-weight-complex="normal"/>
    </style:style>
    <style:style style:name="T19" style:family="text">
      <style:text-properties style:text-position="0% 100%"/>
    </style:style>
    <style:style style:name="T20" style:family="text">
      <style:text-properties style:text-position="0% 100%" fo:language="ru" fo:country="RU"/>
    </style:style>
    <style:style style:name="T21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margin-left="0.921cm" fo:margin-right="-0.007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13">БГУИР</text:p>
        <text:p text:style-name="P13">Кафедра ЗИ</text:p>
        <text:p text:style-name="P10"/>
        <text:p text:style-name="P10"/>
        <text:p text:style-name="P10"/>
        <text:p text:style-name="P10"/>
        <text:p text:style-name="P10"/>
        <text:p text:style-name="P10"/>
        <text:p text:style-name="P10"/>
        <text:p text:style-name="P11"/>
        <text:p text:style-name="P14">Отчёт</text:p>
        <text:p text:style-name="P15">По практическому занятию №3</text:p>
        <text:p text:style-name="P15">По теме</text:p>
        <text:p text:style-name="P15">«АНАЛИЗ РИСКОВ ИНФОРМАЦИОННОЙ БЕЗОПАСНОСТИ<text:tab/>»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</text:section>
      <text:section text:style-name="Sect2" text:name="Раздел1">
        <text:p text:style-name="P5">Выполнили:<text:tab/><text:tab/><text:tab/><text:tab/><text:tab/><text:tab/><text:tab/><text:tab/><text:tab/><text:tab/><text:tab/><text:tab/><text:tab/><text:tab/><text:tab/>Проверил:</text:p>
        <text:p text:style-name="P3">Студенты гр.№153501<text:tab/><text:tab/><text:tab/><text:tab/><text:tab/><text:tab/><text:tab/><text:tab/><text:tab/><text:tab/><text:tab/><text:tab/>Столер Д.В.</text:p>
        <text:p text:style-name="P3">Тимофеев К.А.<text:line-break/>Глебцова Е.Н.</text:p>
        <text:p text:style-name="P3">Шевцова Д.С.</text:p>
        <text:p text:style-name="P3"/>
        <text:p text:style-name="P3"/>
        <text:p text:style-name="P3"/>
        <text:p text:style-name="P12">Минск 2022</text:p>
      </text:section>
      <text:p text:style-name="P19"><text:span text:style-name="T1"><text:tab/>Цель </text:span><text:span text:style-name="T3">работы</text:span><text:span text:style-name="T1">: </text:span><text:span text:style-name="T2">изучить методику анализа рисков информационной безопасности и </text:span><text:span text:style-name="T4">получить практические навыки по ее применению.</text:span></text:p>
      <text:p text:style-name="P20"/>
      <text:p text:style-name="P21">Этапы</text:p>
      <text:p text:style-name="P2"><text:span text:style-name="T14"><text:tab/></text:span><text:span text:style-name="T13">Этап 1. </text:span><text:span text:style-name="T14">Определение границ исследования.</text:span></text:p>
      <text:p text:style-name="P24">Для этого определяется состав и структура основных информационных активов</text:p>
      <text:p text:style-name="P24">системы. Пусть в нашем случае информационными активами системы являются:</text:p>
      <text:p text:style-name="P24">Актив 1. Данные, поступившие за день в СУБД из Интернета.</text:p>
      <text:p text:style-name="P24">Актив 2. Данные, поступившие за день в СУБД из ВКС.</text:p>
      <text:p text:style-name="P24">Актив 3. Данные, поступившие за день в СУБД с РМ операторов.</text:p>
      <text:p text:style-name="P24">Актив 4. Программное обеспечение (ПО) информационной системы.</text:p>
      <text:p text:style-name="P24">Актив 5. Данные в СУБД.</text:p>
      <text:p text:style-name="P2"><text:span text:style-name="T13"><text:tab/>Этап 2. </text:span><text:span text:style-name="T14">Стоимость информационных активов.</text:span></text:p>
      <table:table table:name="Таблица3" table:style-name="Таблица3">
        <table:table-column table:style-name="Таблица3.A" table:number-columns-repeated="2"/>
        <table:table-column table:style-name="Таблица3.C"/>
        <table:table-column table:style-name="Таблица3.D"/>
        <table:table-column table:style-name="Таблица3.C"/>
        <table:table-column table:style-name="Таблица3.F"/>
        <table:table-row>
          <table:table-cell table:style-name="Таблица3.A1" office:value-type="string">
            <text:p text:style-name="P24">Актив </text:p>
          </table:table-cell>
          <table:table-cell table:style-name="Таблица3.B1" office:value-type="string">
            <text:p text:style-name="P4">1</text:p>
          </table:table-cell>
          <table:table-cell table:style-name="Таблица3.B1" office:value-type="string">
            <text:p text:style-name="P4">2</text:p>
          </table:table-cell>
          <table:table-cell table:style-name="Таблица3.B1" office:value-type="string">
            <text:p text:style-name="P4">3</text:p>
          </table:table-cell>
          <table:table-cell table:style-name="Таблица3.B1" office:value-type="string">
            <text:p text:style-name="P4">4</text:p>
          </table:table-cell>
          <table:table-cell table:style-name="Таблица3.F1" office:value-type="string">
            <text:p text:style-name="P4">5</text:p>
          </table:table-cell>
        </table:table-row>
        <table:table-row>
          <table:table-cell table:style-name="Таблица3.A2" office:value-type="string">
            <text:p text:style-name="P24">Стоимость, руб. </text:p>
          </table:table-cell>
          <table:table-cell table:style-name="Таблица3.B2" office:value-type="string">
            <text:p text:style-name="P24">700 </text:p>
          </table:table-cell>
          <table:table-cell table:style-name="Таблица3.B2" office:value-type="string">
            <text:p text:style-name="P24">500 </text:p>
          </table:table-cell>
          <table:table-cell table:style-name="Таблица3.B2" office:value-type="string">
            <text:p text:style-name="P24">3200 </text:p>
          </table:table-cell>
          <table:table-cell table:style-name="Таблица3.B2" office:value-type="string">
            <text:p text:style-name="P24">9000 </text:p>
          </table:table-cell>
          <table:table-cell table:style-name="Таблица3.F2" office:value-type="string">
            <text:p text:style-name="P24">500000</text:p>
          </table:table-cell>
        </table:table-row>
      </table:table>
      <text:p text:style-name="P2"><text:span text:style-name="T13"><text:tab/>Этап 3.</text:span><text:span text:style-name="T14"> Анализ угроз и уязвимостей.</text:span></text:p>
      <text:p text:style-name="P24">Пусть основными угрозами с наиболее высокими приоритетами выбраны:</text:p>
      <text:p text:style-name="P24">Угроза 1. Проникновение из Интернета в сеть организации вредоносного</text:p>
      <text:p text:style-name="P24">программного обеспечения.</text:p>
      <text:p text:style-name="P24">Угроза 2. Несанкционированный доступ к информационным активам сотрудника</text:p>
      <text:p text:style-name="P22">компании, завербованного конкурентами и передающего им информацию.</text:p>
      <text:p text:style-name="P1"/>
      <text:p text:style-name="P1"><text:span text:style-name="T6">Задание 2.1. </text:span><text:span text:style-name="T5">Найти цену ущерба по угрозе проникновения из Интернета в сеть организации вредоносного программного обеспечения.<text:line-break/><text:line-break/> С</text:span><text:span text:style-name="T7">1</text:span><text:span text:style-name="T5">=100%*(700+500+3200)*6+20%*9000*6+0*500000+2100=39300 (р)</text:span></text:p>
      <text:p text:style-name="P20"/>
      <text:p text:style-name="P20"/>
      <text:p text:style-name="P1"><text:span text:style-name="T6">Задание 2.2. </text:span><text:span text:style-name="T5">Найти цену ущерба при несанкционированном доступе к информационным активам сотрудника</text:span></text:p>
      <text:p text:style-name="P20">компании, завербованного конкурентами и передающего им информацию.</text:p>
      <text:p text:style-name="P20"/>
      <text:p text:style-name="P1"><text:span text:style-name="T5">С</text:span><text:span text:style-name="T7">2</text:span><text:span text:style-name="T5">= 17600 + 33000 = 50600 (р)</text:span></text:p>
      <text:p text:style-name="P20"/>
      <text:p text:style-name="P1"><text:span text:style-name="T6">Задание 2.3.</text:span><text:span text:style-name="T5"> Найти Риск</text:span><text:span text:style-name="T7">общий </text:span></text:p>
      <text:p text:style-name="P23"/>
      <text:p text:style-name="P6"><text:span text:style-name="T5">R</text:span><text:span text:style-name="T7">1</text:span><text:span text:style-name="T5"> = C</text:span><text:span text:style-name="T7">1 </text:span><text:span text:style-name="T5">* 0.6 = 23580 </text:span><text:span text:style-name="T10">(р)</text:span></text:p>
      <text:p text:style-name="P6"><text:span text:style-name="T5">R</text:span><text:span text:style-name="T7">2 </text:span><text:span text:style-name="T5">= C</text:span><text:span text:style-name="T7">2</text:span><text:span text:style-name="T5"> * 0.4 = 20240 </text:span><text:span text:style-name="T10">(р)</text:span></text:p>
      <text:p text:style-name="P6"><text:span text:style-name="T5">R</text:span><text:span text:style-name="T9">общий </text:span><text:span text:style-name="T10">= </text:span><text:span text:style-name="T5">R</text:span><text:span text:style-name="T7">1 </text:span><text:span text:style-name="T5">+ R</text:span><text:span text:style-name="T7">2</text:span><text:span text:style-name="T5"> = 43820 </text:span><text:span text:style-name="T10">(р)</text:span></text:p>
      <text:p text:style-name="P22"/>
      <text:p text:style-name="P21">Задание 2.4. </text:p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16">n</text:p>
          </table:table-cell>
          <table:table-cell table:style-name="Таблица1.A1" office:value-type="string">
            <text:p text:style-name="P17">X<text:span text:style-name="T15">n</text:span><text:span text:style-name="T20">, р</text:span></text:p>
          </table:table-cell>
          <table:table-cell table:style-name="Таблица1.A1" office:value-type="string">
            <text:p text:style-name="P17">Y<text:span text:style-name="T15">n</text:span><text:span text:style-name="T19">, </text:span><text:span text:style-name="T20">р</text:span></text:p>
          </table:table-cell>
          <table:table-cell table:style-name="Таблица1.D1" office:value-type="string">
            <text:p text:style-name="P17">R<text:span text:style-name="T15">p.n</text:span><text:span text:style-name="T19">, </text:span><text:span text:style-name="T20">р</text:span></text:p>
          </table:table-cell>
        </table:table-row>
        <text:soft-page-break/>
        <table:table-row>
          <table:table-cell table:style-name="Таблица1.A2" office:value-type="string">
            <text:p text:style-name="P17">1</text:p>
          </table:table-cell>
          <table:table-cell table:style-name="Таблица1.A2" office:value-type="string">
            <text:p text:style-name="P17">8000</text:p>
          </table:table-cell>
          <table:table-cell table:style-name="Таблица1.A2" office:value-type="string">
            <text:p text:style-name="P17">0</text:p>
          </table:table-cell>
          <table:table-cell table:style-name="Таблица1.D2" office:value-type="string">
            <text:p text:style-name="P17">22860</text:p>
          </table:table-cell>
        </table:table-row>
        <table:table-row>
          <table:table-cell table:style-name="Таблица1.A2" office:value-type="string">
            <text:p text:style-name="P17">2</text:p>
          </table:table-cell>
          <table:table-cell table:style-name="Таблица1.A2" office:value-type="string">
            <text:p text:style-name="P17">7000</text:p>
          </table:table-cell>
          <table:table-cell table:style-name="Таблица1.A2" office:value-type="string">
            <text:p text:style-name="P17">1000</text:p>
          </table:table-cell>
          <table:table-cell table:style-name="Таблица1.D2" office:value-type="string">
            <text:p text:style-name="P17">15360</text:p>
          </table:table-cell>
        </table:table-row>
        <table:table-row>
          <table:table-cell table:style-name="Таблица1.A2" office:value-type="string">
            <text:p text:style-name="P17">3</text:p>
          </table:table-cell>
          <table:table-cell table:style-name="Таблица1.A2" office:value-type="string">
            <text:p text:style-name="P17">6000</text:p>
          </table:table-cell>
          <table:table-cell table:style-name="Таблица1.A2" office:value-type="string">
            <text:p text:style-name="P17">2000</text:p>
          </table:table-cell>
          <table:table-cell table:style-name="Таблица1.D2" office:value-type="string">
            <text:p text:style-name="P17">7860</text:p>
          </table:table-cell>
        </table:table-row>
      </table:table>
      <text:p text:style-name="P21"/>
      <text:p text:style-name="P7"><text:span text:style-name="T6">R</text:span><text:span text:style-name="T8">p. 1 </text:span><text:span text:style-name="T6">= R</text:span><text:span text:style-name="T8">1</text:span><text:span text:style-name="T6"> * (9000 – X</text:span><text:span text:style-name="T8">1</text:span><text:span text:style-name="T6">)/9000 + R</text:span><text:span text:style-name="T8">2</text:span><text:span text:style-name="T6">*(8000 – Y)/2000 = 22860 </text:span><text:span text:style-name="T11">(р)</text:span></text:p>
      <text:p text:style-name="P7"><text:span text:style-name="T6">R</text:span><text:span text:style-name="T8">p.2</text:span><text:span text:style-name="T6"> = 15360 </text:span><text:span text:style-name="T11">(р)</text:span></text:p>
      <text:p text:style-name="P7"><text:span text:style-name="T6">R</text:span><text:span text:style-name="T8">p.3</text:span><text:span text:style-name="T6"> = 7860 </text:span><text:span text:style-name="T11">(р)</text:span></text:p>
      <text:p text:style-name="P22"/>
      <text:p text:style-name="P1"><text:span text:style-name="T6">Задание 2.5. </text:span><text:span text:style-name="T5">Оценить эффективность принятых мер безопасности (в процентах) для парирования угроз (EF), т.е. на сколько процентов уменьшится риск до внедрения мер (риск общий) по сравнению с минимальным риском после их внедрения.</text:span></text:p>
      <text:p text:style-name="P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column table:style-name="Таблица2.E"/>
        <table:table-row>
          <table:table-cell table:style-name="Таблица2.A1" office:value-type="string">
            <text:p text:style-name="P16">n</text:p>
          </table:table-cell>
          <table:table-cell table:style-name="Таблица2.A1" office:value-type="string">
            <text:p text:style-name="P17">X<text:span text:style-name="T15">n</text:span><text:span text:style-name="T19">, </text:span><text:span text:style-name="T20">р</text:span></text:p>
          </table:table-cell>
          <table:table-cell table:style-name="Таблица2.A1" office:value-type="string">
            <text:p text:style-name="P17">Y<text:span text:style-name="T15">n</text:span><text:span text:style-name="T19">, </text:span><text:span text:style-name="T20">р</text:span></text:p>
          </table:table-cell>
          <table:table-cell table:style-name="Таблица2.A1" office:value-type="string">
            <text:p text:style-name="P17">R<text:span text:style-name="T15">p.n</text:span><text:span text:style-name="T19">, </text:span><text:span text:style-name="T20">р</text:span></text:p>
          </table:table-cell>
          <table:table-cell table:style-name="Таблица2.E1" office:value-type="string">
            <text:p text:style-name="P17">E<text:span text:style-name="T15">n</text:span><text:span text:style-name="T19">, </text:span><text:span text:style-name="T20">%</text:span></text:p>
          </table:table-cell>
        </table:table-row>
        <table:table-row>
          <table:table-cell table:style-name="Таблица2.A2" office:value-type="string">
            <text:p text:style-name="P17">1</text:p>
          </table:table-cell>
          <table:table-cell table:style-name="Таблица2.A2" office:value-type="string">
            <text:p text:style-name="P17">8000</text:p>
          </table:table-cell>
          <table:table-cell table:style-name="Таблица2.A2" office:value-type="string">
            <text:p text:style-name="P17">0</text:p>
          </table:table-cell>
          <table:table-cell table:style-name="Таблица2.A2" office:value-type="string">
            <text:p text:style-name="P17">22860</text:p>
          </table:table-cell>
          <table:table-cell table:style-name="Таблица2.E2" office:value-type="string">
            <text:p text:style-name="P18">47.8</text:p>
          </table:table-cell>
        </table:table-row>
        <table:table-row>
          <table:table-cell table:style-name="Таблица2.A2" office:value-type="string">
            <text:p text:style-name="P17">2</text:p>
          </table:table-cell>
          <table:table-cell table:style-name="Таблица2.A2" office:value-type="string">
            <text:p text:style-name="P17">7000</text:p>
          </table:table-cell>
          <table:table-cell table:style-name="Таблица2.A2" office:value-type="string">
            <text:p text:style-name="P17">1000</text:p>
          </table:table-cell>
          <table:table-cell table:style-name="Таблица2.A2" office:value-type="string">
            <text:p text:style-name="P17">15360</text:p>
          </table:table-cell>
          <table:table-cell table:style-name="Таблица2.E2" office:value-type="string">
            <text:p text:style-name="P17">65</text:p>
          </table:table-cell>
        </table:table-row>
        <table:table-row>
          <table:table-cell table:style-name="Таблица2.A2" office:value-type="string">
            <text:p text:style-name="P17">3</text:p>
          </table:table-cell>
          <table:table-cell table:style-name="Таблица2.A2" office:value-type="string">
            <text:p text:style-name="P17">6000</text:p>
          </table:table-cell>
          <table:table-cell table:style-name="Таблица2.A2" office:value-type="string">
            <text:p text:style-name="P17">2000</text:p>
          </table:table-cell>
          <table:table-cell table:style-name="Таблица2.A2" office:value-type="string">
            <text:p text:style-name="P17">7860</text:p>
          </table:table-cell>
          <table:table-cell table:style-name="Таблица2.E2" office:value-type="string">
            <text:p text:style-name="P17">82</text:p>
          </table:table-cell>
        </table:table-row>
      </table:table>
      <text:p text:style-name="Standard"/>
      <text:p text:style-name="Standard"/>
      <text:p text:style-name="P9">E<text:span text:style-name="T15">1</text:span> = (R<text:span text:style-name="T16">общ </text:span><text:span text:style-name="T21">- </text:span><text:span text:style-name="T16"><text:s/></text:span><text:span text:style-name="T13">R</text:span><text:span text:style-name="T17">p.1</text:span><text:span text:style-name="T13">) / R</text:span><text:span text:style-name="T16">общ</text:span><text:span text:style-name="T21"> = 0.478 =47.8 %</text:span></text:p>
      <text:p text:style-name="P8">E<text:span text:style-name="T15">2</text:span> = 0.65 <text:span text:style-name="T21">= 65 %</text:span></text:p>
      <text:p text:style-name="P8">E<text:span text:style-name="T15">3</text:span> = 0.82 <text:span text:style-name="T21">= 82 %</text:span></text:p>
      <text:p text:style-name="P8"/>
      <text:p text:style-name="P2">Задание 2.6.</text:p>
      <text:p text:style-name="P2"><text:line-break/><text:span text:style-name="T14">ER</text:span><text:span text:style-name="T18">1/1 </text:span><text:span text:style-name="T14">= (100% + 100% + 100% + 20% + 0%) / 5 = 64%<text:line-break/>ER</text:span><text:span text:style-name="T18">1/2</text:span><text:span text:style-name="T14"> = 20%</text:span></text:p>
      <text:p text:style-name="P2"><text:span text:style-name="T14">ER</text:span><text:span text:style-name="T18">2/1</text:span><text:span text:style-name="T14"> = 30%</text:span></text:p>
      <text:p text:style-name="P2"><text:span text:style-name="T14">ER</text:span><text:span text:style-name="T18">2/2</text:span><text:span text:style-name="T14"> = 40%</text:span></text:p>
      <text:p text:style-name="P24">P(V) = 50%</text:p>
      <text:p text:style-name="P24"/>
      <text:p text:style-name="P2"><text:span text:style-name="T14">Th</text:span><text:span text:style-name="T18">1/1</text:span><text:span text:style-name="T14"> = (ER</text:span><text:span text:style-name="T18">1/1 <text:s/></text:span><text:span text:style-name="T14">/ 100) * (P(V) / 100) = 0.32</text:span></text:p>
      <text:p text:style-name="P2"><text:span text:style-name="T14">Th</text:span><text:span text:style-name="T18">1/2</text:span><text:span text:style-name="T14"> = 0.1</text:span></text:p>
      <text:p text:style-name="P2"><text:span text:style-name="T14">Th</text:span><text:span text:style-name="T18">2/1</text:span><text:span text:style-name="T14"> = 0.15</text:span></text:p>
      <text:p text:style-name="P2"><text:span text:style-name="T14">Th</text:span><text:span text:style-name="T18">2/2</text:span><text:span text:style-name="T14"> = 0.2</text:span></text:p>
      <text:p text:style-name="P2"><text:span text:style-name="T14">CTh</text:span><text:span text:style-name="T18">1</text:span><text:span text:style-name="T14"> = 1- </text:span><text:span text:style-name="T12">П</text:span><text:span text:style-name="T18">i=1..n </text:span><text:span text:style-name="T14">(1 – Th</text:span><text:span text:style-name="T18">n</text:span><text:span text:style-name="T14">) = 1- (1 – Th</text:span><text:span text:style-name="T18">1/1</text:span><text:span text:style-name="T14">)*(1 – Th</text:span><text:span text:style-name="T18">1/2</text:span><text:span text:style-name="T14">) = 0.39</text:span></text:p>
      <text:p text:style-name="P2"><text:span text:style-name="T14">Cth</text:span><text:span text:style-name="T18">2</text:span><text:span text:style-name="T14"> = 0.32</text:span></text:p>
      <text:p text:style-name="P24"/>
      <text:p text:style-name="P26">2.7. Вывод</text:p>
      <text:p text:style-name="P25">По полученным эффективностям принятых мер безопасности можно сделать вывод, что самым эффективным разделением бюджета будет третий, а именно 2000 на лучшую систему назначения паролей и 6000 на <text:span text:style-name="T21">фаерволл(эффективность достигает 82%).</text:span> Используемые контрмеры относятся к категориям обеспечения безопасности на сетевом уровне и обеспечения физической безопасности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zh" style:country-asian="CN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Times New Roman" fo:font-size="10pt" fo:language="ru" fo:country="RU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en" fo:country="US" style:language-asian="zh" style:country-asian="CN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default-outline-level="" style:list-style-name="">
      <style:paragraph-properties fo:margin-left="0cm" fo:margin-right="0cm" fo:margin-top="0cm" fo:margin-bottom="0cm" fo:text-align="start" style:justify-single-word="false" fo:orphans="2" fo:widows="2" fo:text-indent="0cm" style:auto-text-indent="false" style:writing-mode="lr-tb"/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SA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4pt" fo:font-style="italic" style:text-underline-style="none" fo:font-weight="bold" style:font-size-asian="14pt" style:font-style-asian="italic" style:font-weight-asian="bold" style:font-size-complex="14pt"/>
    </style:style>
    <style:style style:name="ListLabel_20_2" style:display-name="ListLabel 2" style:family="text">
      <style:text-properties fo:font-style="italic" style:text-underline-style="none" fo:font-weight="bold" style:font-style-asian="italic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4.1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7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98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2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79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6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93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20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47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7.74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017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28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1.557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827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suffix="-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" style:num-suffix="-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9cm" fo:margin-right="1.59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9-20T18:12:47</meta:creation-date>
    <meta:initial-creator>User</meta:initial-creator>
    <dc:creator>Кирилл Тимофеев</dc:creator>
    <dc:date>2022-11-02T10:42:13.19</dc:date>
    <meta:editing-duration>P1DT9H55S</meta:editing-duration>
    <meta:generator>OpenOffice/4.1.11$Win32 OpenOffice.org_project/4111m1$Build-9808</meta:generator>
    <meta:printed-by>Кирилл Тимофеев</meta:printed-by>
    <meta:print-date>2022-11-01T22:40:08.31</meta:print-date>
    <meta:editing-cycles>8</meta:editing-cycles>
    <meta:document-statistic meta:table-count="3" meta:image-count="0" meta:object-count="0" meta:page-count="3" meta:paragraph-count="105" meta:word-count="478" meta:character-count="2861"/>
    <meta:user-defined meta:name="DocSecurity" meta:value-type="float">0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